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0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8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4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2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56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5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" style:family="paragraph">
      <style:paragraph-properties fo:line-height="115.00%" fo:text-align="justify" fo:margin-top="8.50pt" fo:margin-bottom="4.25pt"/>
    </style:style>
    <style:style style:name="P3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5" style:family="paragraph">
      <style:paragraph-properties fo:line-height="115.00%" fo:text-align="justify" fo:margin-top="12.00pt" fo:margin-bottom="6.00pt"/>
    </style:style>
    <style:style style:name="P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7" style:family="paragraph">
      <style:paragraph-properties fo:line-height="115.00%" fo:text-align="justify" fo:margin-bottom="10.00pt"/>
    </style:style>
    <style:style style:name="P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9" style:family="paragraph">
      <style:paragraph-properties fo:line-height="115.00%" fo:text-align="justify" fo:margin-bottom="10.00pt"/>
    </style:style>
    <style:style style:name="P1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1" style:family="paragraph">
      <style:paragraph-properties fo:line-height="115.00%" fo:text-align="justify" fo:margin-bottom="10.00pt"/>
    </style:style>
    <style:style style:name="P1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3" style:family="paragraph">
      <style:paragraph-properties fo:line-height="115.00%" fo:text-align="justify" fo:margin-bottom="10.00pt"/>
    </style:style>
    <style:style style:name="P1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5" style:family="paragraph">
      <style:paragraph-properties fo:line-height="115.00%" fo:text-align="justify" fo:margin-bottom="10.00pt"/>
    </style:style>
    <style:style style:name="P1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7" style:family="paragraph">
      <style:paragraph-properties fo:line-height="115.00%" fo:text-align="justify" fo:margin-bottom="10.00pt"/>
    </style:style>
    <style:style style:name="P1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9" style:family="paragraph">
      <style:paragraph-properties fo:line-height="115.00%" fo:text-align="justify" fo:margin-bottom="10.00pt"/>
    </style:style>
    <style:style style:name="P2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1" style:family="paragraph">
      <style:paragraph-properties fo:line-height="115.00%" fo:text-align="justify" fo:margin-bottom="10.00pt"/>
    </style:style>
    <style:style style:name="P2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3" style:family="paragraph">
      <style:paragraph-properties fo:line-height="115.00%" fo:text-align="justify" fo:margin-bottom="10.00pt"/>
    </style:style>
    <style:style style:name="P2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5" style:family="paragraph">
      <style:paragraph-properties fo:line-height="115.00%" fo:text-align="justify" fo:margin-bottom="10.00pt"/>
    </style:style>
    <style:style style:name="P2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7" style:family="paragraph">
      <style:paragraph-properties fo:line-height="115.00%" fo:text-align="justify" fo:margin-bottom="10.00pt"/>
    </style:style>
    <style:style style:name="P2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9" style:family="paragraph">
      <style:paragraph-properties fo:line-height="115.00%" fo:text-align="justify" fo:margin-bottom="10.00pt"/>
    </style:style>
    <style:style style:name="P3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1" style:family="paragraph">
      <style:paragraph-properties fo:line-height="115.00%" fo:text-align="justify" fo:margin-bottom="10.00pt"/>
    </style:style>
    <style:style style:name="P3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3" style:family="paragraph">
      <style:paragraph-properties fo:line-height="115.00%" fo:text-align="justify" fo:margin-bottom="10.00pt"/>
    </style:style>
    <style:style style:name="P3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5" style:family="paragraph">
      <style:paragraph-properties fo:line-height="115.00%" fo:text-align="justify" fo:margin-bottom="10.00pt"/>
    </style:style>
    <style:style style:name="TableColumn0100" style:family="table-column">
      <style:table-column-properties style:column-width="7.048611in"/>
    </style:style>
    <style:style style:name="Table01" style:family="table">
      <style:table-properties style:width="7.04861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34722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top" fo:background-color="#ffffff"/>
    </style:style>
    <style:style style:name="TableColumn0200" style:family="table-column">
      <style:table-column-properties style:column-width="7.048611in"/>
    </style:style>
    <style:style style:name="Table02" style:family="table">
      <style:table-properties style:width="7.048611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300" style:family="table-column">
      <style:table-column-properties style:column-width="7.048611in"/>
    </style:style>
    <style:style style:name="Table03" style:family="table">
      <style:table-properties style:width="7.048611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400" style:family="table-column">
      <style:table-column-properties style:column-width="7.048611in"/>
    </style:style>
    <style:style style:name="Table04" style:family="table">
      <style:table-properties style:width="7.048611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500" style:family="table-column">
      <style:table-column-properties style:column-width="7.048611in"/>
    </style:style>
    <style:style style:name="Table05" style:family="table">
      <style:table-properties style:width="7.048611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600" style:family="table-column">
      <style:table-column-properties style:column-width="7.048611in"/>
    </style:style>
    <style:style style:name="Table06" style:family="table">
      <style:table-properties style:width="7.048611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700" style:family="table-column">
      <style:table-column-properties style:column-width="7.048611in"/>
    </style:style>
    <style:style style:name="Table07" style:family="table">
      <style:table-properties style:width="7.048611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800" style:family="table-column">
      <style:table-column-properties style:column-width="7.048611in"/>
    </style:style>
    <style:style style:name="Table08" style:family="table">
      <style:table-properties style:width="7.048611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able:table table:style-name="Table01">
        <table:table-column table:style-name="TableColumn0100"/>
        <table:table-row table:style-name="TableRow0100">
          <table:table-cell table:style-name="TableCell010000">
            <text:p text:style-name="P2"><draw:frame text:anchor-type="as-char" svg:width="177.01mm" svg:height="11.11mm" style:rel-width="scale" style:rel-height="scale"><draw:object-ole xlink:href="OleObj1"/><draw:image xlink:href="ObjectReplacements/OleObj1"/></draw:frame><text:span text:style-name="T2">Sistemas Operativos</text:span><text:span text:style-name="T3"/></text:p>
          </table:table-cell>
        </table:table-row>
        <table:table-row table:style-name="TableRow0101">
          <table:table-cell table:style-name="TableCell010100">
            <text:p text:style-name="P5"><text:span text:style-name="T4">Formulario de auto-evaluación</text:span></text:p>
            <text:p text:style-name="P5"><text:span text:style-name="T5">Molulo 2. Sesión 2. Llamadas al sistema para el S.Archivos Parte II</text:span><text:span text:style-name="T6"/></text:p>
          </table:table-cell>
        </table:table-row>
      </table:table>
      <text:p text:style-name="P7"><text:span text:style-name="T6"/></text:p>
      <text:p text:style-name="P7"><text:span text:style-name="T7">Nombre y apellidos: </text:span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9"><text:span text:style-name="T8"/></text:p>
          </table:table-cell>
        </table:table-row>
      </table:table>
      <text:p text:style-name="P11"><text:span text:style-name="T8"/></text:p>
      <text:p text:style-name="P11"><text:span text:style-name="T9">a) Cuestionario de actitud frente al trabajo.</text:span></text:p>
      <text:p text:style-name="P11"><text:span text:style-name="T10">El tiempo que he dedicado a la preparación de la sesión antes de asistir al laboratorio ha sido de …... minutos.</text:span></text:p>
      <text:p text:style-name="P11"><text:span text:style-name="T10">1. He resuelto todas las dudas que tenía antes de iniciar la sesión de prácticas: …... (si/no). En caso de haber contestado “no”, indica los motivos por los que no las has resuelto:</text:span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</table:table-cell>
        </table:table-row>
      </table:table>
      <text:p text:style-name="P15"><text:span text:style-name="T11"/></text:p>
      <text:p text:style-name="P15"><text:span text:style-name="T12">2. Tengo que trabajar algo más los conceptos sobre:</text:span></text:p>
      <table:table table:style-name="Table04">
        <table:table-column table:style-name="TableColumn0400"/>
        <table:table-row table:style-name="TableRow0400">
          <table:table-cell table:style-name="TableCell040000">
            <text:p text:style-name="P17"><text:span text:style-name="T13"/></text:p>
            <text:p text:style-name="P17"><text:span text:style-name="T13"/></text:p>
            <text:p text:style-name="P17"><text:span text:style-name="T13"/></text:p>
            <text:p text:style-name="P17"><text:span text:style-name="T13"/></text:p>
          </table:table-cell>
        </table:table-row>
      </table:table>
      <text:p text:style-name="P19"><text:span text:style-name="T13"/></text:p>
      <text:p text:style-name="P19"><text:span text:style-name="T14">3. Comentarios y sugerencias:</text:span></text:p>
      <table:table table:style-name="Table05">
        <table:table-column table:style-name="TableColumn0500"/>
        <table:table-row table:style-name="TableRow0500">
          <table:table-cell table:style-name="TableCell050000">
            <text:p text:style-name="P21"><text:span text:style-name="T15"/></text:p>
            <text:p text:style-name="P21"><text:span text:style-name="T15"/></text:p>
            <text:p text:style-name="P21"><text:span text:style-name="T15"/></text:p>
            <text:p text:style-name="P21"><text:span text:style-name="T15"/></text:p>
          </table:table-cell>
        </table:table-row>
      </table:table>
      <text:p text:style-name="P23"><text:span text:style-name="T15"/></text:p>
      <text:p text:style-name="P23"><text:span text:style-name="T16">b) Cuestionario de conocimientos adquiridos.</text:span></text:p>
      <text:p text:style-name="P23"><text:span text:style-name="T17">Mi solución al<text:s/></text:span><text:span text:style-name="T18">ejercicio 1</text:span><text:span text:style-name="T19"><text:s/>ha sido:</text:span></text:p>
      <table:table table:style-name="Table06">
        <table:table-column table:style-name="TableColumn0600"/>
        <table:table-row table:style-name="TableRow0600">
          <table:table-cell table:style-name="TableCell060000">
            <text:p text:style-name="P25"><text:span text:style-name="T21">tarea3.c</text:span></text:p>
            <text:p text:style-name="P25"><text:span text:style-name="T21">El programa crea dos archivos, el primero depende de como este previamente umask y el segundo con umask a 0.</text:span></text:p>
            <text:p text:style-name="P25"><text:span text:style-name="T21">----rwx--- </text:span></text:p>
            <text:p text:style-name="P25"><text:span text:style-name="T21">Despues les cambia los permisos para tener:</text:span></text:p>
            <text:p text:style-name="P25"><text:span text:style-name="T21">----rwS---<text:s text:c="2"/>archivo1</text:span></text:p>
            <text:p text:style-name="P25"><text:span text:style-name="T21">-rwxrw-r-- archivo2</text:span></text:p>
            <text:p text:style-name="P25"><text:span text:style-name="T22"/></text:p>
            <text:p text:style-name="P25"><text:span text:style-name="T22"/></text:p>
            <text:p text:style-name="P25"><text:span text:style-name="T22"/></text:p>
          </table:table-cell>
        </table:table-row>
      </table:table>
      <text:p text:style-name="P27"><text:span text:style-name="T22"/></text:p>
      <text:p text:style-name="P27"><text:span text:style-name="T23">Mi solución a la<text:s/></text:span><text:span text:style-name="T24">ejercicio 2</text:span><text:span text:style-name="T25"><text:s/>ha sido:</text:span></text:p>
      <table:table table:style-name="Table07">
        <table:table-column table:style-name="TableColumn0700"/>
        <table:table-row table:style-name="TableRow0700">
          <table:table-cell table:style-name="TableCell070000">
            <text:p text:style-name="P29"><text:span text:style-name="T27">/*</text:span></text:p>
            <text:p text:style-name="P29"><text:span text:style-name="T27"><text:tab/>Ejercicio 2</text:span></text:p>
            <text:p text:style-name="P29"><text:span text:style-name="T27"><text:tab/>Rubén Calvo Villazán - 76065313</text:span></text:p>
            <text:p text:style-name="P29"><text:span text:style-name="T28"/></text:p>
            <text:p text:style-name="P29"><text:span text:style-name="T29">*/</text:span></text:p>
            <text:p text:style-name="P29"><text:span text:style-name="T30"/></text:p>
            <text:p text:style-name="P29"><text:span text:style-name="T30"/></text:p>
            <text:p text:style-name="P29"><text:span text:style-name="T31">#include &lt;unistd.h&gt; /* POSIX Standard: 2.10 Symbolic Constants &lt;unistd.h&gt;<text:tab/><text:tab/><text:s text:c="19"/>*/</text:span></text:p>
            <text:p text:style-name="P29"><text:span text:style-name="T31">#include &lt;stdlib.h&gt;</text:span></text:p>
            <text:p text:style-name="P29"><text:span text:style-name="T31">#include &lt;sys/types.h&gt; /* Primitive system data types for abstraction of implementation-dependent data types.<text:s text:c="5"/>\</text:span></text:p>
            <text:p text:style-name="P29"><text:span text:style-name="T31"><text:tab/><text:tab/><text:s text:c="21"/>POSIX Standard: 2.6 Primitive System Data Types<text:s text:c="5"/>&lt;sys/types.h&gt; */</text:span></text:p>
            <text:p text:style-name="P29"><text:span text:style-name="T31">#include &lt;sys/stat.h&gt;</text:span></text:p>
            <text:p text:style-name="P29"><text:span text:style-name="T31">#include &lt;stdio.h&gt;</text:span></text:p>
            <text:p text:style-name="P29"><text:span text:style-name="T31">#include &lt;errno.h&gt;</text:span></text:p>
            <text:p text:style-name="P29"><text:span text:style-name="T31">#include &lt;string.h&gt;</text:span></text:p>
            <text:p text:style-name="P29"><text:span text:style-name="T31">#include &lt;fcntl.h&gt;</text:span></text:p>
            <text:p text:style-name="P29"><text:span text:style-name="T31">#include &lt;stdbool.h&gt;</text:span></text:p>
            <text:p text:style-name="P29"><text:span text:style-name="T31">#include &lt;dirent.h&gt;</text:span></text:p>
            <text:p text:style-name="P29"><text:span text:style-name="T32"/></text:p>
            <text:p text:style-name="P29"><text:span text:style-name="T32"/></text:p>
            <text:p text:style-name="P29"><text:span text:style-name="T32"/></text:p>
            <text:p text:style-name="P29"><text:span text:style-name="T33">int main(int argc, char* argv[]){</text:span></text:p>
            <text:p text:style-name="P29"><text:span text:style-name="T34"/></text:p>
            <text:p text:style-name="P29"><text:span text:style-name="T35"><text:tab/>if(argc &lt;3){ // Comprobacion de los argumentos</text:span></text:p>
            <text:p text:style-name="P29"><text:span text:style-name="T35"><text:tab/><text:tab/>printf("%s\n", "Escribe ./ej2 [nombre dir (ej /home/user/Desktop)] [permisos (ej 0777)]\n");</text:span></text:p>
            <text:p text:style-name="P29"><text:span text:style-name="T35"><text:tab/><text:tab/>exit(-1);</text:span></text:p>
            <text:p text:style-name="P29"><text:span text:style-name="T35"><text:tab/>}</text:span></text:p>
            <text:p text:style-name="P29"><text:span text:style-name="T35"><text:tab/>long int permisos = strtol(argv[2], NULL, 8);</text:span></text:p>
            <text:p text:style-name="P29"><text:span text:style-name="T35"><text:tab/>long int permisosAntes;</text:span></text:p>
            <text:p text:style-name="P29"><text:span text:style-name="T35"><text:tab/>char* dir = argv[1];</text:span></text:p>
            <text:p text:style-name="P29"><text:span text:style-name="T35"><text:tab/>char* perm = argv[2];</text:span></text:p>
            <text:p text:style-name="P29"><text:span text:style-name="T35"><text:tab/>DIR *pDir;</text:span></text:p>
            <text:p text:style-name="P29"><text:span text:style-name="T35"><text:tab/>struct dirent *pDirent;</text:span></text:p>
            <text:p text:style-name="P29"><text:span text:style-name="T35"><text:tab/>struct stat atributos;</text:span></text:p>
            <text:p text:style-name="P29"><text:span text:style-name="T35"><text:tab/>int fd;</text:span></text:p>
            <text:p text:style-name="P29"><text:span text:style-name="T36"/></text:p>
            <text:p text:style-name="P29"><text:span text:style-name="T37"><text:tab/>if((pDir = opendir(dir)) == NULL){ // Se abre el directorio pasado como argumento</text:span></text:p>
            <text:p text:style-name="P29"><text:span text:style-name="T37"><text:tab/><text:tab/>printf("%s\n", "Error en la apertura del directorio\n");</text:span></text:p>
            <text:p text:style-name="P29"><text:span text:style-name="T37"><text:tab/><text:tab/>exit(-1);</text:span></text:p>
            <text:p text:style-name="P29"><text:span text:style-name="T37"><text:tab/>}</text:span></text:p>
            <text:p text:style-name="P29"><text:span text:style-name="T38"/></text:p>
            <text:p text:style-name="P29"><text:span text:style-name="T39"><text:tab/>chdir(dir); // Entramos al directorio</text:span></text:p>
            <text:p text:style-name="P29"><text:span text:style-name="T39"><text:tab/>pDirent = readdir(pDir); // Leemos el directorio</text:span></text:p>
            <text:p text:style-name="P29"><text:span text:style-name="T40"/></text:p>
            <text:p text:style-name="P29"><text:span text:style-name="T41"><text:tab/>while(pDirent != NULL){</text:span></text:p>
            <text:p text:style-name="P29"><text:span text:style-name="T41"><text:tab/><text:tab/>printf("\nNombre del archivo: %s\n", pDirent-&gt;d_name); // Mostramos por pantalla el nombre del archivo</text:span></text:p>
            <text:p text:style-name="P29"><text:span text:style-name="T42"/></text:p>
            <text:p text:style-name="P29"><text:span text:style-name="T43"><text:tab/><text:tab/>if(stat(pDirent-&gt;d_name, &amp;atributos) &lt;0) { // Guardamos los atributos</text:span></text:p>
            <text:p text:style-name="P29"><text:span text:style-name="T43"><text:tab/><text:tab/><text:tab/>printf("\nError al guardar los atributos\n");</text:span></text:p>
            <text:p text:style-name="P29"><text:span text:style-name="T43"><text:tab/><text:tab/><text:tab/>exit(-1);</text:span></text:p>
            <text:p text:style-name="P29"><text:span text:style-name="T43"><text:tab/><text:tab/>}</text:span></text:p>
            <text:p text:style-name="P29"><text:span text:style-name="T44"/></text:p>
            <text:p text:style-name="P29"><text:span text:style-name="T44"/></text:p>
            <text:p text:style-name="P29"><text:span text:style-name="T45"><text:tab/><text:tab/>if(chmod(pDirent-&gt;d_name, permisos) &lt;0){ // Hacemos chmod para cambiar los permisos de cada archivo</text:span></text:p>
            <text:p text:style-name="P29"><text:span text:style-name="T45"><text:tab/><text:tab/><text:tab/>printf("\nError al cambiar permisos\n");</text:span></text:p>
            <text:p text:style-name="P29"><text:span text:style-name="T45"><text:tab/><text:tab/><text:tab/>printf("\nPermisos antiguos: %o\n", atributos.st_mode); // %o de octal</text:span></text:p>
            <text:p text:style-name="P29"><text:span text:style-name="T45"><text:tab/><text:tab/>}else{</text:span></text:p>
            <text:p text:style-name="P29"><text:span text:style-name="T45"><text:tab/><text:tab/><text:tab/>printf("\nPermisos antiguos: %o Permisos nuevos: %lu\n", atributos.st_mode, permisos); // Permisos nuevos y antiguos</text:span></text:p>
            <text:p text:style-name="P29"><text:span text:style-name="T45"><text:tab/><text:tab/>}</text:span></text:p>
            <text:p text:style-name="P29"><text:span text:style-name="T46"/></text:p>
            <text:p text:style-name="P29"><text:span text:style-name="T47"><text:tab/><text:tab/>close(fd); // Cerramos el archivo</text:span></text:p>
            <text:p text:style-name="P29"><text:span text:style-name="T48"/></text:p>
            <text:p text:style-name="P29"><text:span text:style-name="T49"><text:tab/><text:tab/>pDirent = readdir(pDir); // Abrimos el siguiente</text:span></text:p>
            <text:p text:style-name="P29"><text:span text:style-name="T50"/></text:p>
            <text:p text:style-name="P29"><text:span text:style-name="T51"><text:tab/>}</text:span></text:p>
            <text:p text:style-name="P29"><text:span text:style-name="T52"/></text:p>
            <text:p text:style-name="P29"><text:span text:style-name="T53"><text:tab/>if(closedir(pDir) &lt;0){ // Cerramos el directorio</text:span></text:p>
            <text:p text:style-name="P29"><text:span text:style-name="T53"><text:tab/><text:tab/>printf("\nFallo al cerrar el directorio\n");</text:span></text:p>
            <text:p text:style-name="P29"><text:span text:style-name="T53"><text:tab/><text:tab/>exit(-1);</text:span></text:p>
            <text:p text:style-name="P29"><text:span text:style-name="T53"><text:tab/>}</text:span></text:p>
            <text:p text:style-name="P29"><text:span text:style-name="T53">}</text:span></text:p>
            <text:p text:style-name="P29"><text:span text:style-name="T54"/></text:p>
            <text:p text:style-name="P29"><text:span text:style-name="T54"/></text:p>
            <text:p text:style-name="P29"><text:span text:style-name="T54"/></text:p>
            <text:p text:style-name="P29"><text:span text:style-name="T54"/></text:p>
          </table:table-cell>
        </table:table-row>
      </table:table>
      <text:p text:style-name="P31"><text:span text:style-name="T54"/></text:p>
      <text:p text:style-name="P31"><text:span text:style-name="T55">Mi solución a la<text:s/></text:span><text:span text:style-name="T56">ejercicio 3</text:span><text:span text:style-name="T57"><text:s/>ha sido:</text:span></text:p>
      <table:table table:style-name="Table08">
        <table:table-column table:style-name="TableColumn0800"/>
        <table:table-row table:style-name="TableRow0800">
          <table:table-cell table:style-name="TableCell080000">
            <text:p text:style-name="P33"><text:span text:style-name="T59">/*</text:span></text:p>
            <text:p text:style-name="P33"><text:span text:style-name="T59"><text:s text:c="2"/>Ejercicio 3</text:span></text:p>
            <text:p text:style-name="P33"><text:span text:style-name="T60"/></text:p>
            <text:p text:style-name="P33"><text:span text:style-name="T61"><text:s text:c="2"/>Rubén Calvo Villazán - 76065313</text:span></text:p>
            <text:p text:style-name="P33"><text:span text:style-name="T62"/></text:p>
            <text:p text:style-name="P33"><text:span text:style-name="T63">*/</text:span></text:p>
            <text:p text:style-name="P33"><text:span text:style-name="T64"/></text:p>
            <text:p text:style-name="P33"><text:span text:style-name="T64"/></text:p>
            <text:p text:style-name="P33"><text:span text:style-name="T65">#include &lt;unistd.h&gt; /* POSIX Standard: 2.10 Symbolic Constants &lt;unistd.h&gt;<text:tab/><text:tab/><text:s text:c="19"/>*/</text:span></text:p>
            <text:p text:style-name="P33"><text:span text:style-name="T65">#include &lt;stdlib.h&gt;</text:span></text:p>
            <text:p text:style-name="P33"><text:span text:style-name="T65">#include &lt;sys/types.h&gt; /* Primitive system data types for abstraction of implementation-dependent data types.<text:s text:c="5"/>\</text:span></text:p>
            <text:p text:style-name="P33"><text:span text:style-name="T65"><text:tab/><text:tab/><text:s text:c="21"/>POSIX Standard: 2.6 Primitive System Data Types<text:s text:c="5"/>&lt;sys/types.h&gt; */</text:span></text:p>
            <text:p text:style-name="P33"><text:span text:style-name="T65">#include &lt;sys/stat.h&gt;</text:span></text:p>
            <text:p text:style-name="P33"><text:span text:style-name="T65">#include &lt;stdio.h&gt;</text:span></text:p>
            <text:p text:style-name="P33"><text:span text:style-name="T65">#include &lt;errno.h&gt;</text:span></text:p>
            <text:p text:style-name="P33"><text:span text:style-name="T65">#include &lt;string.h&gt;</text:span></text:p>
            <text:p text:style-name="P33"><text:span text:style-name="T65">#include &lt;fcntl.h&gt;</text:span></text:p>
            <text:p text:style-name="P33"><text:span text:style-name="T65">#include &lt;stdbool.h&gt;</text:span></text:p>
            <text:p text:style-name="P33"><text:span text:style-name="T65">#include &lt;dirent.h&gt;</text:span></text:p>
            <text:p text:style-name="P33"><text:span text:style-name="T66"/></text:p>
            <text:p text:style-name="P33"><text:span text:style-name="T66"/></text:p>
            <text:p text:style-name="P33"><text:span text:style-name="T67">int funcionAux(char *direct){</text:span></text:p>
            <text:p text:style-name="P33"><text:span text:style-name="T68"/></text:p>
            <text:p text:style-name="P33"><text:span text:style-name="T69"><text:s text:c="4"/>DIR *pDir;</text:span></text:p>
            <text:p text:style-name="P33"><text:span text:style-name="T69"><text:s text:c="4"/>struct dirent *pDirent;</text:span></text:p>
            <text:p text:style-name="P33"><text:span text:style-name="T69"><text:s text:c="4"/>int fd;</text:span></text:p>
            <text:p text:style-name="P33"><text:span text:style-name="T69"><text:s text:c="4"/>int tam = 0;</text:span></text:p>
            <text:p text:style-name="P33"><text:span text:style-name="T69"><text:s text:c="4"/>struct stat atributos;</text:span></text:p>
            <text:p text:style-name="P33"><text:span text:style-name="T70"/></text:p>
            <text:p text:style-name="P33"><text:span text:style-name="T71"><text:s text:c="4"/>pDir = opendir(direct); // Abrimos el directorio</text:span></text:p>
            <text:p text:style-name="P33"><text:span text:style-name="T71"><text:s text:c="4"/>char* indice;</text:span></text:p>
            <text:p text:style-name="P33"><text:span text:style-name="T71"><text:s text:c="4"/>chdir(direct); // Cambiamos al directorio</text:span></text:p>
            <text:p text:style-name="P33"><text:span text:style-name="T71"><text:s text:c="4"/>pDirent = readdir(pDir); // Leemos el directorio</text:span></text:p>
            <text:p text:style-name="P33"><text:span text:style-name="T72"/></text:p>
            <text:p text:style-name="P33"><text:span text:style-name="T72"/></text:p>
            <text:p text:style-name="P33"><text:span text:style-name="T73"><text:s text:c="4"/>while(pDirent != NULL) { // Mientras no sea nulo</text:span></text:p>
            <text:p text:style-name="P33"><text:span text:style-name="T73"><text:s text:c="6"/>if(stat(pDirent-&gt;d_name, &amp;atributos) &lt;0) { // Guardamos los atributos</text:span></text:p>
            <text:p text:style-name="P33"><text:span text:style-name="T73"><text:s text:c="8"/>printf("\nFallo al leer los atributos\n");</text:span></text:p>
            <text:p text:style-name="P33"><text:span text:style-name="T73"><text:s text:c="8"/>exit(-1);</text:span></text:p>
            <text:p text:style-name="P33"><text:span text:style-name="T73"><text:s text:c="6"/>}</text:span></text:p>
            <text:p text:style-name="P33"><text:span text:style-name="T74"/></text:p>
            <text:p text:style-name="P33"><text:span text:style-name="T75"><text:s text:c="6"/>if(S_ISDIR(atributos.st_mode)){ // Si es un directorio llamamos a la funcion de forma recursiva</text:span></text:p>
            <text:p text:style-name="P33"><text:span text:style-name="T75"><text:s text:c="8"/>tam += funcionAux(pDirent-&gt;d_name);</text:span></text:p>
            <text:p text:style-name="P33"><text:span text:style-name="T75"><text:s text:c="8"/>chdir(".."); // Volvemos al directorio anterior</text:span></text:p>
            <text:p text:style-name="P33"><text:span text:style-name="T75"><text:s text:c="6"/>}else if((atributos.st_mode &amp;S_IXGRP) &amp;&amp;(atributos.st_mode &amp;S_IXOTH)){</text:span></text:p>
            <text:p text:style-name="P33"><text:span text:style-name="T75"><text:tab/><text:tab/><text:tab/><text:tab/>printf("%s ", pDirent-&gt;d_name);</text:span></text:p>
            <text:p text:style-name="P33"><text:span text:style-name="T75"><text:s text:c="8"/>printf("%d \n", (int)atributos.st_ino);</text:span></text:p>
            <text:p text:style-name="P33"><text:span text:style-name="T75"><text:s text:c="8"/>tam += (int)atributos.st_size;</text:span></text:p>
            <text:p text:style-name="P33"><text:span text:style-name="T75"><text:s text:c="6"/>}</text:span></text:p>
            <text:p text:style-name="P33"><text:span text:style-name="T75"><text:s text:c="6"/>pDirent = readdir(pDir); // Abrimos el archivo siguiente</text:span></text:p>
            <text:p text:style-name="P33"><text:span text:style-name="T75"><text:s text:c="4"/>}</text:span></text:p>
            <text:p text:style-name="P33"><text:span text:style-name="T76"/></text:p>
            <text:p text:style-name="P33"><text:span text:style-name="T77"><text:s text:c="4"/>if(closedir(pDir) &lt;0){ // Cerramos el directorio</text:span></text:p>
            <text:p text:style-name="P33"><text:span text:style-name="T77"><text:s text:c="6"/>printf("\nFallo al cerrar el directorio\n");</text:span></text:p>
            <text:p text:style-name="P33"><text:span text:style-name="T77"><text:s text:c="6"/>exit(-1);</text:span></text:p>
            <text:p text:style-name="P33"><text:span text:style-name="T77"><text:s text:c="4"/>}</text:span></text:p>
            <text:p text:style-name="P33"><text:span text:style-name="T77"><text:s text:c="4"/>return tam; // Devolvemos tamaño total</text:span></text:p>
            <text:p text:style-name="P33"><text:span text:style-name="T77">}</text:span></text:p>
            <text:p text:style-name="P33"><text:span text:style-name="T78"/></text:p>
            <text:p text:style-name="P33"><text:span text:style-name="T78"/></text:p>
            <text:p text:style-name="P33"><text:span text:style-name="T78"/></text:p>
            <text:p text:style-name="P33"><text:span text:style-name="T78"/></text:p>
            <text:p text:style-name="P33"><text:span text:style-name="T79">int main(int argc, char* argv[]){</text:span></text:p>
            <text:p text:style-name="P33"><text:span text:style-name="T80"/></text:p>
            <text:p text:style-name="P33"><text:span text:style-name="T81"><text:s text:c="4"/>if(argc &lt;2){</text:span></text:p>
            <text:p text:style-name="P33"><text:span text:style-name="T81"><text:s text:c="6"/>printf("Escribe ./ej3 [directorio]");</text:span></text:p>
            <text:p text:style-name="P33"><text:span text:style-name="T81"><text:s text:c="6"/>exit(-1);</text:span></text:p>
            <text:p text:style-name="P33"><text:span text:style-name="T81"><text:s text:c="4"/>}</text:span></text:p>
            <text:p text:style-name="P33"><text:span text:style-name="T81"><text:s text:c="4"/>printf("%d\n", funcionAux( argv[1] ));</text:span></text:p>
            <text:p text:style-name="P33"><text:span text:style-name="T81">}</text:span></text:p>
            <text:p text:style-name="P33"><text:span text:style-name="T82"/></text:p>
            <text:p text:style-name="P33"><text:span text:style-name="T82"/></text:p>
            <text:p text:style-name="P33"><text:span text:style-name="T82"/></text:p>
            <text:p text:style-name="P33"><text:span text:style-name="T82"/></text:p>
          </table:table-cell>
        </table:table-row>
      </table:table>
      <text:p text:style-name="P35"><text:span text:style-name="T82"/></text:p>
      <text:p text:style-name="P35"><text:span text:style-name="T8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